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/>
    </style:style>
    <style:style style:name="P2" style:family="paragraph" style:parent-style-name="Normal_20__28_Web_29_">
      <style:paragraph-properties fo:margin-top="0cm" fo:margin-bottom="0cm"/>
      <style:text-properties fo:language="ca" fo:country="ES"/>
    </style:style>
    <style:style style:name="P3" style:family="paragraph" style:parent-style-name="Normal_20__28_Web_29_">
      <style:paragraph-properties fo:margin-top="0cm" fo:margin-bottom="0cm"/>
      <style:text-properties fo:language="ca" fo:country="ES" fo:font-weight="normal" style:font-weight-asian="normal" style:font-weight-complex="normal"/>
    </style:style>
    <style:style style:name="P4" style:family="paragraph" style:parent-style-name="Normal_20__28_Web_29_">
      <style:paragraph-properties fo:margin-top="0cm" fo:margin-bottom="0cm"/>
      <style:text-properties fo:language="ca" fo:country="ES" fo:font-weight="normal" style:font-weight-asian="normal" style:font-weight-complex="normal"/>
    </style:style>
    <style:style style:name="P5" style:family="paragraph" style:parent-style-name="Heading_20_1">
      <style:paragraph-properties fo:margin-top="0.847cm" fo:margin-bottom="0.847cm"/>
      <style:text-properties fo:language="ca" fo:country="ES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style:font-weight-asian="bold"/>
    </style:style>
    <style:style style:name="T3" style:family="text">
      <style:text-properties fo:language="ca" fo:country="ES" fo:font-weight="bold" style:font-weight-asian="bold" style:font-weight-complex="normal"/>
    </style:style>
    <style:style style:name="T4" style:family="text">
      <style:text-properties fo:language="ca" fo:country="ES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UNCIONALITATS</text:h>
      <text:p text:style-name="P1"><text:span text:style-name="T2">Codi:</text:span><text:span text:style-name="T1"> F1</text:span></text:p>
      <text:p text:style-name="P1"><text:span text:style-name="T2">Títol:”</text:span><text:span text:style-name="T1">loguejar-se”</text:span></text:p>
      <text:p text:style-name="P1"><text:span text:style-name="T2">actor:</text:span><text:span text:style-name="T1"> equip docent/tutor, administrador</text:span></text:p>
      <text:p text:style-name="P1"><text:span text:style-name="T2">descripció</text:span><text:span text:style-name="T1">: La persona iniciada es podrà “loguejar” amb el seu usuari o correu assignat per poder inserir-se al seu apartat de l'aplicació.</text:span></text:p>
      <text:p text:style-name="P2"/>
      <text:p text:style-name="P1"><text:span text:style-name="T2">Codi:</text:span><text:span text:style-name="T1"> F2</text:span></text:p>
      <text:p text:style-name="P1"><text:span text:style-name="T2">Títol:</text:span><text:span text:style-name="T1"> Crear nou any acadèmic</text:span></text:p>
      <text:p text:style-name="P1"><text:span text:style-name="T2">actor:</text:span><text:span text:style-name="T1"> Administrador</text:span></text:p>
      <text:p text:style-name="P1"><text:span text:style-name="T2">descripció:</text:span><text:span text:style-name="T1"> L'administrador, una vegada inserit dintre del seu apartat, podrà crear un nou any acadèmic amb els seus cursos, classes i subgrups.</text:span></text:p>
      <text:p text:style-name="P2"/>
      <text:p text:style-name="P1"><text:span text:style-name="T2">Codi:</text:span><text:span text:style-name="T1"> F3</text:span></text:p>
      <text:p text:style-name="P1"><text:span text:style-name="T2">Títol:</text:span><text:span text:style-name="T1"> Gestió acadèmica.</text:span></text:p>
      <text:p text:style-name="P1"><text:span text:style-name="T2">actor:</text:span><text:span text:style-name="T1"> Administrador</text:span></text:p>
      <text:p text:style-name="P1"><text:span text:style-name="T2">descripció:</text:span><text:span text:style-name="T1"> L'administrador una vegada creat el nou any acadèmic, podrà gestionar els cursos les classes i els subgrups creats, modificant o afegint nova informació.</text:span></text:p>
      <text:p text:style-name="P2"/>
      <text:p text:style-name="P1"><text:span text:style-name="T2">Codi:</text:span><text:span text:style-name="T1"> F4</text:span></text:p>
      <text:p text:style-name="P1"><text:span text:style-name="T2">Títol:</text:span><text:span text:style-name="T1"> Gestionar el docent</text:span></text:p>
      <text:p text:style-name="P1"><text:span text:style-name="T2">actor:</text:span><text:span text:style-name="T1"> Administrador.</text:span></text:p>
      <text:p text:style-name="P1"><text:span text:style-name="T2">descripció:</text:span><text:span text:style-name="T1"> L'administrador podrà introduir docents a l'aplicació proporcionant-los un correu electrònic corporatiu.</text:span></text:p>
      <text:p text:style-name="P2"/>
      <text:p text:style-name="P1"><text:span text:style-name="T2">Codi:</text:span><text:span text:style-name="T1"> F5</text:span></text:p>
      <text:p text:style-name="P1"><text:span text:style-name="T2">Títol:</text:span><text:span text:style-name="T1"> Configuració del domini del correu</text:span></text:p>
      <text:p text:style-name="P1"><text:span text:style-name="T2">actor:</text:span><text:span text:style-name="T1"> Administrador</text:span></text:p>
      <text:p text:style-name="P1"><text:span text:style-name="T2">descripció:</text:span><text:span text:style-name="T1"> L'administrador ha de poder configurar el domini del correu.</text:span></text:p>
      <text:p text:style-name="P2"/>
      <text:p text:style-name="P1"><text:span text:style-name="T2">Codi</text:span><text:span text:style-name="T1">: F6</text:span></text:p>
      <text:p text:style-name="P1"><text:span text:style-name="T2">Títol</text:span><text:span text:style-name="T1">: Assignar subgrup/classe a un docent</text:span></text:p>
      <text:p text:style-name="P1"><text:span text:style-name="T2">Actor</text:span><text:span text:style-name="T1">: Administrador</text:span></text:p>
      <text:p text:style-name="P1"><text:span text:style-name="T2">Descripció</text:span><text:span text:style-name="T1">: L'administrador a d'assignar a un subgrup o classe d'un sol grup un docent.</text:span></text:p>
      <text:p text:style-name="P2"/>
      <text:p text:style-name="P1"><text:span text:style-name="T2">Codi:</text:span><text:span text:style-name="T1"> F7</text:span></text:p>
      <text:p text:style-name="P1"><text:span text:style-name="T2">Títol</text:span><text:span text:style-name="T1">: Assignar períodes a un docent a una classe o subgrup</text:span></text:p>
      <text:p text:style-name="P1"><text:span text:style-name="T2">Actor:</text:span><text:span text:style-name="T1"> Administrador</text:span></text:p>
      <text:p text:style-name="P1"><text:span text:style-name="T2">Descripció:</text:span><text:span text:style-name="T1"> L'administrador podrà assignar períodes concrets a un docent respecte a un subgrup o classe d'un sol grup.</text:span></text:p>
      <text:p text:style-name="P2"/>
      <text:p text:style-name="P1"><text:span text:style-name="T2">Codi:</text:span><text:span text:style-name="T1"> F8</text:span></text:p>
      <text:p text:style-name="P1"><text:span text:style-name="T2">Títol</text:span><text:span text:style-name="T1">: Modificar períodes.</text:span></text:p>
      <text:p text:style-name="P1"><text:span text:style-name="T2">Actor:</text:span><text:span text:style-name="T1"> Administrador</text:span></text:p>
      <text:p text:style-name="P1"><text:span text:style-name="T2">Descripció:</text:span><text:span text:style-name="T1"> L'administrador, podrà modificar àgilment els períodes assignats a un docent respecte a un subgrup o classe d'un sol grup.</text:span></text:p>
      <text:p text:style-name="P2"/>
      <text:p text:style-name="P2"/>
      <text:p text:style-name="P2"/>
      <text:p text:style-name="P2"><text:soft-page-break/></text:p>
      <text:p text:style-name="P1"><text:span text:style-name="T2">Codi:</text:span><text:span text:style-name="T1"> F9</text:span></text:p>
      <text:p text:style-name="P1"><text:span text:style-name="T2">Títol</text:span><text:span text:style-name="T1">: Canvis d'assignació</text:span></text:p>
      <text:p text:style-name="P1"><text:span text:style-name="T2">Actor:</text:span><text:span text:style-name="T1"> Administrador</text:span></text:p>
      <text:p text:style-name="P1"><text:span text:style-name="T2">Descripció:</text:span><text:span text:style-name="T1"> L'administrador podrà canviar l'assignació d'un docent amb un grup o classe d'un sol grup per un altre docent, assignant-lo a la mateix grup.</text:span></text:p>
      <text:p text:style-name="P2"/>
      <text:p text:style-name="P1"><text:span text:style-name="T2">Codi:</text:span><text:span text:style-name="T1"> F10</text:span></text:p>
      <text:p text:style-name="P1"><text:span text:style-name="T2">Títol</text:span><text:span text:style-name="T1">: Ressaltar subgrups/classe sense docent assignat.</text:span></text:p>
      <text:p text:style-name="P1"><text:span text:style-name="T2">Actor:</text:span><text:span text:style-name="T1"> Aplicació</text:span></text:p>
      <text:p text:style-name="P1"><text:span text:style-name="T2">Descripció:</text:span><text:span text:style-name="T1"> L'aplicació ressaltarà d'un color distint als llistats els grups o classes d'un sol grup sense un docent assignat.</text:span></text:p>
      <text:p text:style-name="P2"/>
      <text:p text:style-name="P2"/>
      <text:p text:style-name="P1"><text:span text:style-name="T2">Codi:</text:span><text:span text:style-name="T1"> F11</text:span></text:p>
      <text:p text:style-name="P1"><text:span text:style-name="T2">Títol:</text:span><text:span text:style-name="T1"> Veure llistats d'assignacions</text:span></text:p>
      <text:p text:style-name="P1"><text:span text:style-name="T2">Actor:</text:span><text:span text:style-name="T1"> Administrador</text:span></text:p>
      <text:p text:style-name="P1"><text:span text:style-name="T2">Descripció:</text:span><text:span text:style-name="T1"> L'administrador podrà veure en un apartat tot el llistat de subgrups o classes d'un sol grup assignats als seus docents o els que estiguin sense assignar.</text:span></text:p>
      <text:p text:style-name="P2"/>
      <text:p text:style-name="P1"><text:span text:style-name="T2">Codi</text:span><text:span text:style-name="T1">: F12</text:span></text:p>
      <text:p text:style-name="P1"><text:span text:style-name="T2">Títol:</text:span><text:span text:style-name="T1"> Introduir tutories</text:span></text:p>
      <text:p text:style-name="P1"><text:span text:style-name="T2">Actor</text:span><text:span text:style-name="T1">: Administrador</text:span></text:p>
      <text:p text:style-name="P1"><text:span text:style-name="T2">Descripció:</text:span><text:span text:style-name="T2"> </text:span><text:span text:style-name="T4">L'administrador podrà assignar com a tutor a un docent respecte a un curs concret.</text:span></text:p>
      <text:p text:style-name="P2"/>
      <text:p text:style-name="P1"><text:span text:style-name="T2">Codi</text:span><text:span text:style-name="T1">: F13</text:span></text:p>
      <text:p text:style-name="P1"><text:span text:style-name="T2">Títol:</text:span><text:span text:style-name="T1"> Ressaltar curs sense tutor</text:span></text:p>
      <text:p text:style-name="P1"><text:span text:style-name="T2">Actor</text:span><text:span text:style-name="T1">: Aplicació</text:span></text:p>
      <text:p text:style-name="P1"><text:span text:style-name="T2">Descripció: </text:span><text:span text:style-name="T4">L'aplicació ressaltarà d'un color distint als llistats dels cursos que no tenguin un tutor assignat.</text:span></text:p>
      <text:p text:style-name="P2"/>
      <text:p text:style-name="P2"/>
      <text:p text:style-name="P1"><text:span text:style-name="T2">Codi</text:span><text:span text:style-name="T1">: F14</text:span></text:p>
      <text:p text:style-name="P1"><text:span text:style-name="T2">Títol:</text:span><text:span text:style-name="T1"> Veure llistats de cursos i tutories.</text:span></text:p>
      <text:p text:style-name="P1"><text:span text:style-name="T2">Actor</text:span><text:span text:style-name="T1">: Administrador</text:span></text:p>
      <text:p text:style-name="P1"><text:span text:style-name="T2">Descripció:</text:span><text:span text:style-name="T1"> L'administrador podrà veure en un apartat tot el llistat de cursos amb els seus tutors assignats i els cursos ressaltats sense tutor assignat.</text:span></text:p>
      <text:p text:style-name="P2"/>
      <text:p text:style-name="P1"><text:span text:style-name="T2">Codi</text:span><text:span text:style-name="T1">: F15</text:span></text:p>
      <text:p text:style-name="P1"><text:span text:style-name="T2">Títol:</text:span><text:span text:style-name="T1"> Introduir alumne a tutoria</text:span></text:p>
      <text:p text:style-name="P1"><text:span text:style-name="T2">Actor</text:span><text:span text:style-name="T1">: Tutor</text:span></text:p>
      <text:p text:style-name="P1"><text:span text:style-name="T2">Descripció: </text:span><text:span text:style-name="T4">Un tutor podrà introduir un alumne que estigui assignat a la seva tutoria.</text:span></text:p>
      <text:p text:style-name="P3"/>
      <text:p text:style-name="P1"><text:span text:style-name="T2">Codi</text:span><text:span text:style-name="T1">: F16</text:span></text:p>
      <text:p text:style-name="P1"><text:span text:style-name="T2">Títol:</text:span><text:span text:style-name="T1"> Veure llistat d'alumnes</text:span></text:p>
      <text:p text:style-name="P1"><text:span text:style-name="T2">Actor</text:span><text:span text:style-name="T1">: Tutor</text:span></text:p>
      <text:p text:style-name="P1"><text:span text:style-name="T3">Descripció: </text:span><text:span text:style-name="T4">Un tutor podrà veure un llistat de tots els alumnes que estiguin assignats a la seva tutoria i ja hagin estat introduïts.</text:span></text:p>
      <text:p text:style-name="P3"/>
      <text:p text:style-name="P3"/>
      <text:p text:style-name="P3"/>
      <text:p text:style-name="P3"/>
      <text:p text:style-name="P3"><text:soft-page-break/></text:p>
      <text:p text:style-name="P1"><text:span text:style-name="T2">Codi</text:span><text:span text:style-name="T1">: F17</text:span></text:p>
      <text:p text:style-name="P1"><text:span text:style-name="T2">Títol:</text:span><text:span text:style-name="T1"> Ressaltar alumnes sense informació completa.</text:span></text:p>
      <text:p text:style-name="P1"><text:span text:style-name="T2">Actor</text:span><text:span text:style-name="T1">: Aplicació</text:span></text:p>
      <text:p text:style-name="P1"><text:span text:style-name="T3">Descripció: </text:span><text:span text:style-name="T4">L'aplicació mostrarà als llistats de forma ressaltada d'un altre color, tot els alumnes introduïts però que els hi falten dades encara per omplir.</text:span></text:p>
      <text:p text:style-name="P3"/>
      <text:p text:style-name="P1"><text:span text:style-name="T2">Codi</text:span><text:span text:style-name="T1">: F18</text:span></text:p>
      <text:p text:style-name="P1"><text:span text:style-name="T2">Títol:</text:span><text:span text:style-name="T1"> Assignar/Introduir curs a alumne</text:span></text:p>
      <text:p text:style-name="P1"><text:span text:style-name="T2">Actor</text:span><text:span text:style-name="T1">: Tutor</text:span></text:p>
      <text:p text:style-name="P1"><text:span text:style-name="T3">Descripció: </text:span><text:span text:style-name="T4">Un tutor podrà assignar diferents cursos a un alumne.</text:span></text:p>
      <text:p text:style-name="P3"/>
      <text:p text:style-name="P1"><text:span text:style-name="T2">Codi</text:span><text:span text:style-name="T1">: F19</text:span></text:p>
      <text:p text:style-name="P1"><text:span text:style-name="T2">Títol:</text:span><text:span text:style-name="T1"> Indicar nombre d'hores faltades per alumnes</text:span></text:p>
      <text:p text:style-name="P1"><text:span text:style-name="T2">Actor</text:span><text:span text:style-name="T1">: Tutor</text:span></text:p>
      <text:p text:style-name="P1"><text:span text:style-name="T3">Descripció: </text:span><text:span text:style-name="T4">Un tutor podrà anotar el nombre d'hores que ha faltat cada alumne de la seva tutoria.</text:span></text:p>
      <text:p text:style-name="P3"/>
      <text:p text:style-name="P1"><text:span text:style-name="T2">Codi</text:span><text:span text:style-name="T1">: F20</text:span></text:p>
      <text:p text:style-name="P1"><text:span text:style-name="T2">Títol:</text:span><text:span text:style-name="T1"> Anotar retards dels alumnes de la seva tutoria</text:span></text:p>
      <text:p text:style-name="P1"><text:span text:style-name="T2">Actor</text:span><text:span text:style-name="T1">: Tutor</text:span></text:p>
      <text:p text:style-name="P1"><text:span text:style-name="T3">Descripció: </text:span><text:span text:style-name="T4">Un tutor podrà anotar un retard d'un alumne de la seva tutoria que hagi arribat tard a qualsevol classe.</text:span></text:p>
      <text:p text:style-name="P3"/>
      <text:p text:style-name="P1"><text:span text:style-name="T2">Codi</text:span><text:span text:style-name="T1">: F21</text:span></text:p>
      <text:p text:style-name="P1"><text:span text:style-name="T2">Títol:</text:span><text:span text:style-name="T1"> Afegir comentari diari</text:span></text:p>
      <text:p text:style-name="P1"><text:span text:style-name="T2">Actor</text:span><text:span text:style-name="T1">: Tutor</text:span></text:p>
      <text:p text:style-name="P1"><text:span text:style-name="T3">Descripció: </text:span><text:span text:style-name="T4">Un tutor podrà crear un comentari diari a l'apartat de faltes d'assistència.</text:span></text:p>
      <text:p text:style-name="P3"/>
      <text:p text:style-name="P1"><text:span text:style-name="T2">Codi</text:span><text:span text:style-name="T1">: F22</text:span></text:p>
      <text:p text:style-name="P1"><text:span text:style-name="T2">Títol:</text:span><text:span text:style-name="T1"> Descarregar llistat d'alumnes</text:span></text:p>
      <text:p text:style-name="P1"><text:span text:style-name="T2">Actor</text:span><text:span text:style-name="T1">: Docents</text:span></text:p>
      <text:p text:style-name="P1"><text:span text:style-name="T3">Descripció: </text:span><text:span text:style-name="T4">Un docent, podrà descarregar el llistat d'alumnes per poder passar llista.</text:span></text:p>
      <text:p text:style-name="P3"/>
      <text:p text:style-name="P1"><text:span text:style-name="T2">Codi</text:span><text:span text:style-name="T1">: F23</text:span></text:p>
      <text:p text:style-name="P1"><text:span text:style-name="T2">Títol:</text:span><text:span text:style-name="T1"> Faltes d'assistència en csv</text:span></text:p>
      <text:p text:style-name="P1"><text:span text:style-name="T2">Actor</text:span><text:span text:style-name="T1">: Docents</text:span></text:p>
      <text:p text:style-name="P1"><text:span text:style-name="T3">Descripció: </text:span><text:span text:style-name="T4">Un docent podrà pujar en format de csv a l'aplicació el llistat d'assistència dels alumnes de la seva clase.</text:span></text:p>
      <text:p text:style-name="P3"/>
      <text:p text:style-name="P1"><text:span text:style-name="T2">Codi</text:span><text:span text:style-name="T1">: F24</text:span></text:p>
      <text:p text:style-name="P1"><text:span text:style-name="T2">Títol:</text:span><text:span text:style-name="T1"> Treure faltes d'assistència</text:span></text:p>
      <text:p text:style-name="P1"><text:span text:style-name="T2">Actor</text:span><text:span text:style-name="T1">: Tutor</text:span></text:p>
      <text:p text:style-name="P1"><text:span text:style-name="T3">Descripció: </text:span><text:span text:style-name="T4">Un tutor podrà treure faltes d'assistència a un alumne en una hora o en un rang determinat.</text:span></text:p>
      <text:p text:style-name="P3"/>
      <text:p text:style-name="P3"/>
      <text:p text:style-name="P1"><text:span text:style-name="T2">Codi</text:span><text:span text:style-name="T1">: F25</text:span></text:p>
      <text:p text:style-name="P1"><text:span text:style-name="T2">Títol:</text:span><text:span text:style-name="T1"> Guardar data de correcció</text:span></text:p>
      <text:p text:style-name="P1"><text:span text:style-name="T2">Actor</text:span><text:span text:style-name="T1">: Aplicació</text:span></text:p>
      <text:p text:style-name="P1"><text:span text:style-name="T3">Descripció: </text:span><text:span text:style-name="T4">Quan hi ha un correcció en una falta d'assistència l'aplicació guardarà el valor anterior i la data de correcció.</text:span></text:p>
      <text:p text:style-name="P3"/>
      <text:p text:style-name="P3"><text:soft-page-break/></text:p>
      <text:p text:style-name="P1"><text:span text:style-name="T2">Codi</text:span><text:span text:style-name="T1">: F26</text:span></text:p>
      <text:p text:style-name="P1"><text:span text:style-name="T2">Títol:</text:span><text:span text:style-name="T1"> Justificar faltes</text:span></text:p>
      <text:p text:style-name="P1"><text:span text:style-name="T2">Actor</text:span><text:span text:style-name="T1">: Tutor</text:span></text:p>
      <text:p text:style-name="P1"><text:span text:style-name="T3">Descripció: </text:span><text:span text:style-name="T4">Un tutor pot marcar com a justificada una falta d'assistència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27M26S</meta:editing-duration>
    <meta:editing-cycles>14</meta:editing-cycles>
    <meta:generator>OpenOffice.org/3.1$Win32 OpenOffice.org_project/310m11$Build-9399</meta:generator>
    <dc:date>2012-11-08T09:52:20.15</dc:date>
    <meta:document-statistic meta:table-count="0" meta:image-count="0" meta:object-count="0" meta:page-count="4" meta:paragraph-count="105" meta:word-count="705" meta:character-count="4648"/>
    <meta:user-defined meta:name="Info 1"/>
    <meta:user-defined meta:name="Info 2"/>
    <meta:user-defined meta:name="Info 3"/>
    <meta:user-defined meta:name="Info 4"/>
  </office:meta>
</office:document-meta>
</file>